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3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14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15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1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1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18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19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0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21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22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23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2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26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27" style:family="paragraph" style:parent-style-name="Standard">
      <style:text-properties style:use-window-font-color="true" style:font-name="Arial1" fo:font-size="10pt" fo:font-weight="normal" officeooo:rsid="00b80d85" officeooo:paragraph-rsid="008a0d74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966a55" officeooo:paragraph-rsid="00cb44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style:font-name="Arial1" fo:font-size="10pt" fo:font-weight="normal" officeooo:rsid="001eed6b" officeooo:paragraph-rsid="00d41684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94f11" officeooo:paragraph-rsid="00c94f11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b44ca" officeooo:paragraph-rsid="00cb44ca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bd49c" officeooo:paragraph-rsid="00cbd49c" fo:background-color="transparent" style:font-size-asian="10pt" style:font-size-complex="10pt"/>
    </style:style>
    <style:style style:name="P33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text-properties style:use-window-font-color="true" style:font-name="Liberation Serif1" fo:font-weight="normal" officeooo:rsid="007e73ab" officeooo:paragraph-rsid="008c10c5" style:font-weight-asian="normal" style:font-weight-complex="normal"/>
    </style:style>
    <style:style style:name="P35" style:family="paragraph" style:parent-style-name="Standard">
      <style:text-properties style:font-name="Arial1" fo:font-size="10pt" officeooo:rsid="00087c3c" officeooo:paragraph-rsid="00c5d618" fo:background-color="transparent" style:font-size-asian="10pt" style:font-size-complex="10pt"/>
    </style:style>
    <style:style style:name="P36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37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break-before="page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40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41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officeooo:rsid="00ad0385" style:font-weight-asian="normal" style:font-weight-complex="normal"/>
    </style:style>
    <style:style style:name="T9" style:family="text">
      <style:text-properties fo:font-weight="normal" officeooo:rsid="00ce4afc" style:font-weight-asian="normal" style:font-weight-complex="normal"/>
    </style:style>
    <style:style style:name="T10" style:family="text">
      <style:text-properties fo:font-weight="normal" officeooo:rsid="00d41684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cab4f9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d41684" fo:background-color="transparent" loext:char-shading-value="0" style:font-weight-asian="normal" style:font-weight-complex="normal"/>
    </style:style>
    <style:style style:name="T14" style:family="text">
      <style:text-properties style:use-window-font-color="true" fo:font-weight="normal" officeooo:rsid="00aa5ede" style:font-weight-asian="normal" style:font-weight-complex="normal"/>
    </style:style>
    <style:style style:name="T15" style:family="text">
      <style:text-properties style:use-window-font-color="true" fo:font-weight="normal" officeooo:rsid="00d37fd3" style:font-weight-asian="normal" style:font-weight-complex="normal"/>
    </style:style>
    <style:style style:name="T1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8" style:family="text">
      <style:text-properties style:font-name="Arial2"/>
    </style:style>
    <style:style style:name="T19" style:family="text">
      <style:text-properties officeooo:rsid="0084e411"/>
    </style:style>
    <style:style style:name="T20" style:family="text">
      <style:text-properties officeooo:rsid="000c6bcc"/>
    </style:style>
    <style:style style:name="T21" style:family="text">
      <style:text-properties officeooo:rsid="0007ca86"/>
    </style:style>
    <style:style style:name="T22" style:family="text">
      <style:text-properties officeooo:rsid="000d80b4"/>
    </style:style>
    <style:style style:name="T23" style:family="text">
      <style:text-properties officeooo:rsid="008f4d3e"/>
    </style:style>
    <style:style style:name="T24" style:family="text">
      <style:text-properties officeooo:rsid="0092148e"/>
    </style:style>
    <style:style style:name="T25" style:family="text">
      <style:text-properties officeooo:rsid="00a7b81d"/>
    </style:style>
    <style:style style:name="T26" style:family="text">
      <style:text-properties officeooo:rsid="00ad0385"/>
    </style:style>
    <style:style style:name="T27" style:family="text">
      <style:text-properties officeooo:rsid="00be8e86"/>
    </style:style>
    <style:style style:name="T28" style:family="text">
      <style:text-properties officeooo:rsid="00c5d618"/>
    </style:style>
    <style:style style:name="T29" style:family="text">
      <style:text-properties officeooo:rsid="00c7542e"/>
    </style:style>
    <style:style style:name="T30" style:family="text">
      <style:text-properties officeooo:rsid="00ceafbf"/>
    </style:style>
    <style:style style:name="T31" style:family="text">
      <style:text-properties officeooo:rsid="00d4168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P<text:span text:style-name="T24">acman</text:span></text:p>
      <text:p text:style-name="P6"/>
      <text:p text:style-name="P6"/>
      <text:p text:style-name="P6"><draw:frame draw:style-name="fr1" draw:name="Cadre7" text:anchor-type="paragraph" svg:x="0.034cm" svg:y="0.233cm" svg:width="17.082cm" draw:z-index="1"><draw:text-box fo:min-height="0.79cm"><text:p text:style-name="P9">FICHE DE SPÉCIFICATION DE L’US N° : <text:span text:style-name="T23">192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25">Historique des modifications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9">version</text:p>
          </table:table-cell>
          <table:table-cell table:style-name="Tableau2.B2" office:value-type="string">
            <text:p text:style-name="P19">Date</text:p>
          </table:table-cell>
          <table:table-cell table:style-name="Tableau2.C2" office:value-type="string">
            <text:p text:style-name="P19">Auteur de la modification</text:p>
          </table:table-cell>
          <table:table-cell table:style-name="Tableau2.D2" office:value-type="string">
            <text:p text:style-name="P19">statut<text:note text:id="ftn1" text:note-class="footnote"><text:note-citation>1</text:note-citation><text:note-body><text:p text:style-name="P26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19">00</text:p>
          </table:table-cell>
          <table:table-cell table:style-name="Tableau2.B3" office:value-type="string">
            <text:p text:style-name="P20"><text:span text:style-name="T28">01</text:span>/<text:span text:style-name="T25">04</text:span>/201<text:span text:style-name="T25">9</text:span></text:p>
          </table:table-cell>
          <table:table-cell table:style-name="Tableau2.C3" office:value-type="string">
            <text:p text:style-name="P20">GC</text:p>
          </table:table-cell>
          <table:table-cell table:style-name="Tableau2.D3" office:value-type="string">
            <text:p text:style-name="P21"/>
          </table:table-cell>
        </table:table-row>
        <table:table-row>
          <table:table-cell table:style-name="Tableau2.A2" office:value-type="string">
            <text:p text:style-name="P19">01</text:p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20"/>
          </table:table-cell>
          <table:table-cell table:style-name="Tableau2.D4" office:value-type="string">
            <text:p text:style-name="P22"/>
          </table:table-cell>
        </table:table-row>
      </table:table>
      <text:p text:style-name="P12"><draw:frame draw:style-name="fr1" draw:name="Cadre2" text:anchor-type="paragraph" svg:x="0.018cm" svg:y="0.37cm" svg:width="17.03cm" draw:z-index="0"><draw:text-box fo:min-height="0.79cm"><text:p text:style-name="P13">FONCTIONNALIT<text:span text:style-name="T4">É : </text:span><text:span text:style-name="T14">Modifier une modalité dans le référentiel de mon espace de travail</text:span></text:p></draw:text-box></draw:frame><draw:frame draw:style-name="fr1" draw:name="Cadre8" text:anchor-type="paragraph" svg:x="-0.019cm" svg:y="1.84cm" svg:width="17.014cm" draw:z-index="2"><draw:text-box fo:min-height="0.79cm"><text:p text:style-name="P13"><text:span text:style-name="T22">PROFIL</text:span> D'UTILISAT<text:span text:style-name="T22">EURS</text:span> CONCERN<text:span text:style-name="T4">É : </text:span><text:span text:style-name="T8">Producteur, a</text:span><text:span text:style-name="T6">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7"/>
            <text:p text:style-name="P24">Description</text:p>
            <text:p text:style-name="P17"/>
          </table:table-cell>
          <table:covered-table-cell/>
        </table:table-row>
        <table:table-row>
          <table:table-cell table:style-name="Tableau1.A2" office:value-type="string">
            <text:p text:style-name="P18">En tant que</text:p>
          </table:table-cell>
          <table:table-cell table:style-name="Tableau1.B4" office:value-type="string">
            <text:p text:style-name="P23"><text:span text:style-name="T26">producteur ou </text:span>administrateur</text:p>
          </table:table-cell>
        </table:table-row>
        <table:table-row>
          <table:table-cell table:style-name="Tableau1.A2" office:value-type="string">
            <text:p text:style-name="P18">Je veux</text:p>
          </table:table-cell>
          <table:table-cell table:style-name="Tableau1.B4" office:value-type="string">
            <text:p text:style-name="P35"><text:span text:style-name="T15">m</text:span><text:span text:style-name="T14">odifier une modalité dans le référentiel de mon espace de travail</text:span></text:p>
          </table:table-cell>
        </table:table-row>
        <table:table-row>
          <table:table-cell table:style-name="Tableau1.A2" office:value-type="string">
            <text:p text:style-name="P18">Afin de/<text:span text:style-name="T19">que</text:span></text:p>
          </table:table-cell>
          <table:table-cell table:style-name="Tableau1.B4" office:value-type="string">
            <text:p text:style-name="P33">modifier le référentiel de mon espace de travail pour répondre à mes besoins</text:p>
          </table:table-cell>
        </table:table-row>
      </table:table>
      <text:p text:style-name="P11"><draw:frame draw:style-name="fr2" draw:name="Cadre4" text:anchor-type="paragraph" svg:x="0.048cm" svg:y="1.979cm" svg:width="16.923cm" draw:z-index="3"><draw:text-box fo:min-height="4.819cm"><text:p text:style-name="P13"><text:span text:style-name="T2">Pré-requis à la mise en œuvre de la fonctionnalité</text:span><text:span text:style-name="T4"> : </text:span></text:p><text:p text:style-name="P14"><text:span text:style-name="T5">En tant qu’utilisateur</text:span><text:span text:style-name="T2"> :</text:span></text:p><text:p text:style-name="P27">Avoir <text:span text:style-name="T29">choisi le libellé d’une modalité pour la dimension choisie dans mon espace de travail</text:span> (US n°1<text:span text:style-name="T29">90</text:span>0)</text:p></draw:text-box></draw:frame></text:p>
      <text:p text:style-name="P10"/>
      <text:p text:style-name="P5">SPÉCIFICATIONS DÉTAILLÉES</text:p>
      <text:p text:style-name="P10"/>
      <text:p text:style-name="P10"/>
      <text:p text:style-name="P36"><draw:frame draw:style-name="fr2" draw:name="Cadre3" text:anchor-type="paragraph" svg:x="0.018cm" svg:y="0.533cm" svg:width="16.953cm" draw:z-index="6"><draw:text-box fo:min-height="2.738cm"><text:p text:style-name="P7">Liste des r<text:span text:style-name="T20">è</text:span>gles de gestion à appliquer pour cette fonctionnalité<text:span text:style-name="T21"> : </text:span></text:p><text:p text:style-name="P3">La dimension domaine <text:span text:style-name="T26">du référentiel commun n’est pas modifiable dans les espaces de travail</text:span></text:p></draw:text-box></draw:frame></text:p>
      <text:p text:style-name="P39"><draw:frame draw:style-name="fr2" draw:name="Cadre5" text:anchor-type="paragraph" svg:x="-0.004cm" svg:y="0.834cm" svg:width="16.974cm" draw:z-index="5"><draw:text-box fo:min-height="14.97cm"><text:p text:style-name="P7">Description de la fonctionnalité : <text:span text:style-name="T3">cf. exemple d'écran en annexe de la fiche</text:span></text:p><text:p text:style-name="P30"><text:span text:style-name="T11">Une fois </text:span><text:span text:style-name="T13">demandée la modification d’une modalité du référentiel de l’espace de travail, l’écran permettant la modification du libellé de la modalité s’affiche</text:span><text:span text:style-name="T12">.</text:span></text:p><text:p text:style-name="P30"><text:span text:style-name="T12"/></text:p><text:p text:style-name="P31"><text:span text:style-name="T12">I</text:span><text:span text:style-name="T11">l contient </text:span><text:span text:style-name="T13">les mêmes informations que l’écran d’ajout d’une nouvelle modalité mais seul le champ texte du libellé est modifiable. Le libellé actuel est affiché au moment de l’affichage de l’écran.</text:span></text:p><text:p text:style-name="P28"/><text:p text:style-name="P32"><text:span text:style-name="T2">Sous ces informations figurent un bouton « Annuler » et un bouton « Valider ». Le bouton « Annuler » renvoie à l’écran de la liste des modalités de la dimension choisie sans aucune mise à jour du référentiel. Le bouton « Valider » </text:span><text:span text:style-name="T9">permet de </text:span><text:span text:style-name="T10">modifier le libellé de la modalité en fonction de ce qui a été indiqué dans le champ texte correspondant</text:span><text:span text:style-name="T9">.</text:span></text:p></draw:text-box></draw:frame><draw:frame draw:style-name="fr3" draw:name="Cadre9" text:anchor-type="paragraph" svg:x="-0.004cm" svg:y="23.299cm" svg:width="16.974cm" draw:z-index="7"><draw:text-box fo:min-height="0.669cm"><text:p text:style-name="P8"><text:span text:style-name="T21">C</text:span><text:span text:style-name="T1">ritère d’acceptation – Jeux de test </text:span><text:span text:style-name="T16">(</text:span><text:span text:style-name="T17">y c.</text:span><text:span text:style-name="T16"> d</text:span><text:span text:style-name="T17">é</text:span><text:span text:style-name="T16">finition de prêt)</text:span></text:p><text:p text:style-name="P29">L<text:span text:style-name="T31">e libellé de la modalité choisie a été modifiée selon les caractéristiques spécifiées</text:span></text:p><text:p text:style-name="P34"/></draw:text-box></draw:frame><draw:frame draw:style-name="fr2" draw:name="Cadre6" text:anchor-type="paragraph" svg:x="-0.004cm" svg:y="18.304cm" svg:width="16.974cm" draw:z-index="4"><draw:text-box fo:min-height="0.669cm"><text:p text:style-name="P7">Résultat attendu de la fonctionnalité<text:span text:style-name="T21"> : </text:span></text:p><text:p text:style-name="P2">L<text:span text:style-name="T31">e libellé de la modalité choisie a été modifiée selon les caractéristiques spécifiées</text:span></text:p></draw:text-box></draw:frame></text:p>
      <text:p text:style-name="P37"><draw:custom-shape text:anchor-type="paragraph" draw:z-index="8" draw:name="Forme11" draw:style-name="gr1" draw:text-style-name="P41" svg:width="18.204cm" svg:height="11.828cm" svg:x="7.929cm" svg:y="3.806cm"><text:p/><draw:enhanced-geometry svg:viewBox="0 0 21600 21600" draw:type="rectangle" draw:enhanced-path="M 0 0 L 21600 0 21600 21600 0 21600 0 0 Z N"/></draw:custom-shape></text:p>
      <text:p text:style-name="P38">ANNEXE DE PR<text:span text:style-name="T18">É</text:span>SENTATION DES DONN<text:span text:style-name="T18">ÉES DE TEST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4-01T12:38:22.453000000</dc:date>
    <meta:editing-duration>P1DT23H16M24S</meta:editing-duration>
    <meta:editing-cycles>169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6" meta:word-count="328" meta:character-count="2010" meta:non-whitespace-character-count="1714"/>
  </office:meta>
</office:document-meta>
</file>